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Noto Sans', 'Noto Sans JP', 'Noto Sans KR', 'Noto Naskh Arabic', 'Noto Sans Thai', 'Noto Sans Hebrew', 'Noto Sans Bengali'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8fa" officeooo:paragraph-rsid="001428fa"/>
    </style:style>
    <style:style style:name="P2" style:family="paragraph" style:parent-style-name="Standard" style:list-style-name="L1">
      <style:text-properties officeooo:paragraph-rsid="0014bb60"/>
    </style:style>
    <style:style style:name="P3" style:family="paragraph" style:parent-style-name="Standard" style:list-style-name="L1">
      <style:text-properties officeooo:rsid="001428fa" officeooo:paragraph-rsid="001428fa"/>
    </style:style>
    <style:style style:name="P4" style:family="paragraph" style:parent-style-name="Standard">
      <style:text-properties officeooo:rsid="001428fa" officeooo:paragraph-rsid="001428fa"/>
    </style:style>
    <style:style style:name="P5" style:family="paragraph" style:parent-style-name="Table_20_Contents" style:list-style-name="L1">
      <style:paragraph-properties style:line-height-at-least="0.564cm"/>
      <style:text-properties style:font-name="ui-monospace" fo:font-size="9.60000038146973pt" style:text-underline-style="none" officeooo:rsid="0014bb60" officeooo:paragraph-rsid="0014bb60"/>
    </style:style>
    <style:style style:name="P6" style:family="paragraph" style:parent-style-name="Table_20_Contents" style:list-style-name="L1">
      <style:paragraph-properties style:line-height-at-least="0.564cm"/>
      <style:text-properties officeooo:paragraph-rsid="0014bb60"/>
    </style:style>
    <style:style style:name="P7" style:family="paragraph" style:parent-style-name="Table_20_Contents" style:list-style-name="L1">
      <style:paragraph-properties style:line-height-at-least="0.564cm"/>
      <style:text-properties officeooo:paragraph-rsid="0016fea3"/>
    </style:style>
    <style:style style:name="P8" style:family="paragraph" style:parent-style-name="Table_20_Contents" style:list-style-name="L1">
      <style:paragraph-properties style:line-height-at-least="0.564cm"/>
      <style:text-properties officeooo:paragraph-rsid="0020c1d2"/>
    </style:style>
    <style:style style:name="P9" style:family="paragraph" style:parent-style-name="Table_20_Contents" style:list-style-name="L1">
      <style:paragraph-properties style:line-height-at-least="0.564cm"/>
      <style:text-properties officeooo:paragraph-rsid="0022a951"/>
    </style:style>
    <style:style style:name="P10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paragraph-rsid="0014bb60" style:font-style-asian="italic" style:font-weight-asian="bold" style:font-style-complex="italic" style:font-weight-complex="bold"/>
    </style:style>
    <style:style style:name="P11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paragraph-rsid="0016fea3" style:font-style-asian="italic" style:font-weight-asian="bold" style:font-style-complex="italic" style:font-weight-complex="bold"/>
    </style:style>
    <style:style style:name="P12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paragraph-rsid="0022a951" style:font-style-asian="italic" style:font-weight-asian="bold" style:font-style-complex="italic" style:font-weight-complex="bold"/>
    </style:style>
    <style:style style:name="P13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rsid="0016fea3" officeooo:paragraph-rsid="0016fea3" style:font-style-asian="italic" style:font-weight-asian="bold" style:font-style-complex="italic" style:font-weight-complex="bold"/>
    </style:style>
    <style:style style:name="P14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rsid="0026cf4c" officeooo:paragraph-rsid="0026cf4c" style:font-style-asian="italic" style:font-weight-asian="bold" style:font-style-complex="italic" style:font-weight-complex="bold"/>
    </style:style>
    <style:style style:name="P15" style:family="paragraph" style:parent-style-name="Table_20_Contents" style:list-style-name="L1">
      <style:paragraph-properties style:line-height-at-least="0.564cm"/>
      <style:text-properties officeooo:rsid="0016fea3" officeooo:paragraph-rsid="0016fea3"/>
    </style:style>
    <style:style style:name="P16" style:family="paragraph" style:parent-style-name="Table_20_Contents" style:list-style-name="L1">
      <style:paragraph-properties style:line-height-at-least="0.564cm"/>
      <style:text-properties officeooo:rsid="0026bada" officeooo:paragraph-rsid="0026bada"/>
    </style:style>
    <style:style style:name="P17" style:family="paragraph" style:parent-style-name="Table_20_Contents" style:list-style-name="L1">
      <style:paragraph-properties style:line-height-at-least="0.564cm"/>
      <style:text-properties officeooo:rsid="0026cf4c" officeooo:paragraph-rsid="0026cf4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bb60"/>
    </style:style>
    <style:style style:name="T4" style:family="text">
      <style:text-properties officeooo:rsid="0015bf96"/>
    </style:style>
    <style:style style:name="T5" style:family="text">
      <style:text-properties officeooo:rsid="0018e342"/>
    </style:style>
    <style:style style:name="T6" style:family="text">
      <style:text-properties officeooo:rsid="0016fea3"/>
    </style:style>
    <style:style style:name="T7" style:family="text">
      <style:text-properties officeooo:rsid="001c2873"/>
    </style:style>
    <style:style style:name="T8" style:family="text">
      <style:text-properties officeooo:rsid="001d22c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25a161"/>
    </style:style>
    <style:style style:name="T14" style:family="text">
      <style:text-properties fo:font-variant="normal" fo:text-transform="none" fo:color="#202124" style:font-name="Liberation Serif" fo:font-size="12pt" fo:letter-spacing="normal" fo:font-style="normal" fo:font-weight="normal"/>
    </style:style>
    <style:style style:name="T15" style:family="text">
      <style:text-properties officeooo:rsid="0027e07c"/>
    </style:style>
    <style:style style:name="T16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219460057072" text:id="ct94219460057072">
          <text:deletion>
            <office:change-info>
              <dc:creator>Unknown Author</dc:creator>
              <dc:date>2021-10-05T09:47:33</dc:date>
            </office:change-info>
            <text:p text:style-name="P1"><text:s/><text:a xlink:type="simple" xlink:href="https://gist.github.com/Pulimet/5013acf2cd5b28e55036c82c91bd56d8" text:style-name="Internet_20_link" text:visited-style-name="Visited_20_Internet_20_Link">https://gist.github.com/Pulimet/5013acf2cd5b28e55036c</text:a><text:a xlink:type="simple" xlink:href="https://gist.github.com/Pulimet/5013acf2cd5b28e55036c82c91bd56d8" text:style-name="Internet_20_link" text:visited-style-name="Visited_20_Internet_20_Link">82c91bd56d8</text:a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B Commands :<text:change text:change-id="ct94219460057072"/></text:p>
      <text:p text:style-name="P1"/>
      <text:list xml:id="list2178352086" text:style-name="L1">
        <text:list-item>
          <text:p text:style-name="P3">adb devices</text:p>
        </text:list-item>
        <text:list-item>
          <text:p text:style-name="P3">adb shell</text:p>
        </text:list-item>
        <text:list-item>
          <text:p text:style-name="P3">adb shell logcat</text:p>
        </text:list-item>
        <text:list-item>
          <text:p text:style-name="P3">adb ls -a -l -t -r</text:p>
        </text:list-item>
        <text:list-item>
          <text:p text:style-name="P2">adb push /home/invlko-014/Documents/trnf.odt <text:span text:style-name="T1">/storage/self/primary/Mob</text:span><text:span text:style-name="T2"> // </text:span><text:span text:style-name="T3">adb push source destination , to transfer a file from computer to device</text:span></text:p>
        </text:list-item>
        <text:list-item>
          <text:p text:style-name="P5">adb usb</text:p>
        </text:list-item>
        <text:list-item>
          <text:p text:style-name="P5">adb devices //show devices attached</text:p>
        </text:list-item>
        <text:list-item>
          <text:p text:style-name="P5">adb devices -l //devices (product/model)</text:p>
        </text:list-item>
        <text:list-item>
          <text:p text:style-name="P6">adb shell getprop ro.build.version.release // <text:span text:style-name="T4">get android version of device</text:span></text:p>
          <text:p text:style-name="P10">LogCat</text:p>
        </text:list-item>
        <text:list-item>
          <text:p text:style-name="P6">adb logcat</text:p>
        </text:list-item>
        <text:list-item>
          <text:p text:style-name="P6">adb logcat -c // clear // The parameter -c will clear the current logs on the device.</text:p>
        </text:list-item>
        <text:list-item>
          <text:p text:style-name="P6">adb logcat -d &gt; [path_to_file] // Save the logcat output to a file on the local system.</text:p>
        </text:list-item>
        <text:list-item>
          <text:p text:style-name="P6">adb bugreport &gt; [path_to_file] // Will dump the whole device information like dumpstate, dumpsys and logcat output.</text:p>
          <text:p text:style-name="P10">Files</text:p>
        </text:list-item>
        <text:list-item>
          <text:p text:style-name="P6">adb push [source] [destination] <text:s text:c="3"/>// Copy files from your computer to your phone.</text:p>
        </text:list-item>
        <text:list-item>
          <text:p text:style-name="P6">adb pull [device file location] [local file location] // Copy files from your phone to your computer.</text:p>
          <text:p text:style-name="P13">// Emulate device</text:p>
        </text:list-item>
        <text:list-item>
          <text:p text:style-name="P15">adb shell wm size 2048x1536</text:p>
        </text:list-item>
        <text:list-item>
          <text:p text:style-name="P15">adb shell wm density 288</text:p>
          <text:p text:style-name="P13">// And reset to default</text:p>
        </text:list-item>
        <text:list-item>
          <text:p text:style-name="P15">adb shell wm size reset // <text:span text:style-name="T8">resize screen</text:span></text:p>
        </text:list-item>
        <text:list-item>
          <text:p text:style-name="P15">adb shell wm density reset //<text:span text:style-name="T8">resize text size or density of screen</text:span></text:p>
        </text:list-item>
        <text:list-item>
          <text:p text:style-name="P15">adb shell input text “Wow, it so cool feature” // <text:span text:style-name="T5">to give input to device</text:span></text:p>
        </text:list-item>
        <text:list-item>
          <text:p text:style-name="P7"><text:span text:style-name="T6">adb shell screencap -p /</text:span><text:span text:style-name="T5">storage/self/primary</text:span><text:span text:style-name="T6">/screenshot.png</text:span></text:p>
        </text:list-item>
        <text:list-item>
          <text:p text:style-name="P7">adb pull /storage/self/primary/Mob/test1.png // <text:span text:style-name="T7">transfer file fron given path to current directory</text:span></text:p>
          <text:p text:style-name="P11">Print text</text:p>
        </text:list-item>
        <text:list-item>
          <text:p text:style-name="P7">adb shell input text 'Wow, it so cool feature'</text:p>
          <text:p text:style-name="P11">Key event</text:p>
        </text:list-item>
        <text:list-item>
          <text:p text:style-name="P7">adb shell input keyevent 3 // Home btn</text:p>
        </text:list-item>
        <text:list-item>
          <text:p text:style-name="P7">adb shell input keyevent 4 // Back btn</text:p>
        </text:list-item>
        <text:list-item>
          <text:p text:style-name="P7">adb shell input keyevent 5 // Call</text:p>
        </text:list-item>
        <text:list-item>
          <text:p text:style-name="P7">adb shell input keyevent 6 // End call</text:p>
        </text:list-item>
        <text:list-item>
          <text:p text:style-name="P7">adb shell input keyevent 26 <text:s/>// Turn Android device ON and OFF. It will toggle device to on/off status.</text:p>
        </text:list-item>
        <text:list-item>
          <text:p text:style-name="P7">adb shell input keyevent 27 // Camera</text:p>
        </text:list-item>
        <text:list-item>
          <text:p text:style-name="P7">adb shell input keyevent 64 // Open browser</text:p>
        </text:list-item>
        <text:list-item>
          <text:p text:style-name="P7">adb shell input keyevent 66 // Enter</text:p>
        </text:list-item>
        <text:list-item>
          <text:p text:style-name="P7">adb shell input keyevent 67 // Delete (backspace)</text:p>
        </text:list-item>
        <text:list-item>
          <text:p text:style-name="P7">adb shell input keyevent 207 // Contacts</text:p>
        </text:list-item>
        <text:list-item>
          <text:p text:style-name="P7"><text:soft-page-break/>adb shell input keyevent 220 / 221 // Brightness down/up</text:p>
        </text:list-item>
        <text:list-item>
          <text:p text:style-name="P7">adb shell input keyevent 277 / 278 /279 // Cut/Copy/Paste</text:p>
          <text:p text:style-name="P7"><text:s/></text:p>
        </text:list-item>
        <text:list-item>
          <text:p text:style-name="P7">0 --&gt; <text:s/>"KEYCODE_0" </text:p>
        </text:list-item>
        <text:list-item>
          <text:p text:style-name="P7">1 --&gt; <text:s/>"KEYCODE_SOFT_LEFT" </text:p>
        </text:list-item>
        <text:list-item>
          <text:p text:style-name="P7">2 --&gt; <text:s/>"KEYCODE_SOFT_RIGHT" </text:p>
        </text:list-item>
        <text:list-item>
          <text:p text:style-name="P7">3 --&gt; <text:s/>"KEYCODE_HOME" </text:p>
        </text:list-item>
        <text:list-item>
          <text:p text:style-name="P7">4 --&gt; <text:s/>"KEYCODE_BACK" </text:p>
        </text:list-item>
        <text:list-item>
          <text:p text:style-name="P7">5 --&gt; <text:s/>"KEYCODE_CALL" </text:p>
        </text:list-item>
        <text:list-item>
          <text:p text:style-name="P7">6 --&gt; <text:s/>"KEYCODE_ENDCALL" </text:p>
        </text:list-item>
        <text:list-item>
          <text:p text:style-name="P7">7 --&gt; <text:s/>"KEYCODE_0" </text:p>
        </text:list-item>
        <text:list-item>
          <text:p text:style-name="P7">8 --&gt; <text:s/>"KEYCODE_1" </text:p>
        </text:list-item>
        <text:list-item>
          <text:p text:style-name="P7">9 --&gt; <text:s/>"KEYCODE_2" </text:p>
        </text:list-item>
        <text:list-item>
          <text:p text:style-name="P7">10 --&gt; <text:s/>"KEYCODE_3" </text:p>
        </text:list-item>
        <text:list-item>
          <text:p text:style-name="P7">11 --&gt; <text:s/>"KEYCODE_4" </text:p>
        </text:list-item>
        <text:list-item>
          <text:p text:style-name="P7">12 --&gt; <text:s/>"KEYCODE_5" </text:p>
        </text:list-item>
        <text:list-item>
          <text:p text:style-name="P7">13 --&gt; <text:s/>"KEYCODE_6" </text:p>
        </text:list-item>
        <text:list-item>
          <text:p text:style-name="P7">14 --&gt; <text:s/>"KEYCODE_7" </text:p>
        </text:list-item>
        <text:list-item>
          <text:p text:style-name="P7">15 --&gt; <text:s/>"KEYCODE_8" </text:p>
        </text:list-item>
        <text:list-item>
          <text:p text:style-name="P7">16 --&gt; <text:s/>"KEYCODE_9" </text:p>
        </text:list-item>
        <text:list-item>
          <text:p text:style-name="P7">17 --&gt; <text:s/>"KEYCODE_STAR" </text:p>
        </text:list-item>
        <text:list-item>
          <text:p text:style-name="P7">18 --&gt; <text:s/>"KEYCODE_POUND" </text:p>
        </text:list-item>
        <text:list-item>
          <text:p text:style-name="P7">19 --&gt; <text:s/>"KEYCODE_DPAD_UP" </text:p>
        </text:list-item>
        <text:list-item>
          <text:p text:style-name="P7">20 --&gt; <text:s/>"KEYCODE_DPAD_DOWN" </text:p>
        </text:list-item>
        <text:list-item>
          <text:p text:style-name="P7">21 --&gt; <text:s/>"KEYCODE_DPAD_LEFT" </text:p>
        </text:list-item>
        <text:list-item>
          <text:p text:style-name="P7">22 --&gt; <text:s/>"KEYCODE_DPAD_RIGHT" </text:p>
        </text:list-item>
        <text:list-item>
          <text:p text:style-name="P7">23 --&gt; <text:s/>"KEYCODE_DPAD_CENTER" </text:p>
        </text:list-item>
        <text:list-item>
          <text:p text:style-name="P7">24 --&gt; <text:s/>"KEYCODE_VOLUME_UP" </text:p>
        </text:list-item>
        <text:list-item>
          <text:p text:style-name="P7">25 --&gt; <text:s/>"KEYCODE_VOLUME_DOWN" </text:p>
        </text:list-item>
        <text:list-item>
          <text:p text:style-name="P7">26 --&gt; <text:s/>"KEYCODE_POWER" </text:p>
        </text:list-item>
        <text:list-item>
          <text:p text:style-name="P7">27 --&gt; <text:s/>"KEYCODE_CAMERA" </text:p>
        </text:list-item>
        <text:list-item>
          <text:p text:style-name="P7">28 --&gt; <text:s/>"KEYCODE_CLEAR" </text:p>
        </text:list-item>
        <text:list-item>
          <text:p text:style-name="P7">29 --&gt; <text:s/>"KEYCODE_A" </text:p>
        </text:list-item>
        <text:list-item>
          <text:p text:style-name="P7">30 --&gt; <text:s/>"KEYCODE_B" </text:p>
        </text:list-item>
        <text:list-item>
          <text:p text:style-name="P7">31 --&gt; <text:s/>"KEYCODE_C" </text:p>
        </text:list-item>
        <text:list-item>
          <text:p text:style-name="P7">32 --&gt; <text:s/>"KEYCODE_D" </text:p>
        </text:list-item>
        <text:list-item>
          <text:p text:style-name="P7">33 --&gt; <text:s/>"KEYCODE_E" </text:p>
        </text:list-item>
        <text:list-item>
          <text:p text:style-name="P7">34 --&gt; <text:s/>"KEYCODE_F" </text:p>
        </text:list-item>
        <text:list-item>
          <text:p text:style-name="P7">35 --&gt; <text:s/>"KEYCODE_G" </text:p>
        </text:list-item>
        <text:list-item>
          <text:p text:style-name="P7">36 --&gt; <text:s/>"KEYCODE_H" </text:p>
        </text:list-item>
        <text:list-item>
          <text:p text:style-name="P7">37 --&gt; <text:s/>"KEYCODE_I" </text:p>
        </text:list-item>
        <text:list-item>
          <text:p text:style-name="P7">38 --&gt; <text:s/>"KEYCODE_J" </text:p>
        </text:list-item>
        <text:list-item>
          <text:p text:style-name="P7">39 --&gt; <text:s/>"KEYCODE_K" </text:p>
        </text:list-item>
        <text:list-item>
          <text:p text:style-name="P7">40 --&gt; <text:s/>"KEYCODE_L" </text:p>
        </text:list-item>
        <text:list-item>
          <text:p text:style-name="P7">41 --&gt; <text:s/>"KEYCODE_M" </text:p>
        </text:list-item>
        <text:list-item>
          <text:p text:style-name="P7"><text:soft-page-break/>42 --&gt; <text:s/>"KEYCODE_N" </text:p>
        </text:list-item>
        <text:list-item>
          <text:p text:style-name="P7">43 --&gt; <text:s/>"KEYCODE_O" </text:p>
        </text:list-item>
        <text:list-item>
          <text:p text:style-name="P7">44 --&gt; <text:s/>"KEYCODE_P" </text:p>
        </text:list-item>
        <text:list-item>
          <text:p text:style-name="P7">45 --&gt; <text:s/>"KEYCODE_Q" </text:p>
        </text:list-item>
        <text:list-item>
          <text:p text:style-name="P7">46 --&gt; <text:s/>"KEYCODE_R" </text:p>
        </text:list-item>
        <text:list-item>
          <text:p text:style-name="P7">47 --&gt; <text:s/>"KEYCODE_S" </text:p>
        </text:list-item>
        <text:list-item>
          <text:p text:style-name="P7">48 --&gt; <text:s/>"KEYCODE_T" </text:p>
        </text:list-item>
        <text:list-item>
          <text:p text:style-name="P7">49 --&gt; <text:s/>"KEYCODE_U" </text:p>
        </text:list-item>
        <text:list-item>
          <text:p text:style-name="P7">50 --&gt; <text:s/>"KEYCODE_V" </text:p>
        </text:list-item>
        <text:list-item>
          <text:p text:style-name="P7">51 --&gt; <text:s/>"KEYCODE_W" </text:p>
        </text:list-item>
        <text:list-item>
          <text:p text:style-name="P7">52 --&gt; <text:s/>"KEYCODE_X" </text:p>
        </text:list-item>
        <text:list-item>
          <text:p text:style-name="P7">53 --&gt; <text:s/>"KEYCODE_Y" </text:p>
        </text:list-item>
        <text:list-item>
          <text:p text:style-name="P7">54 --&gt; <text:s/>"KEYCODE_Z" </text:p>
        </text:list-item>
        <text:list-item>
          <text:p text:style-name="P7">55 --&gt; <text:s/>"KEYCODE_COMMA" </text:p>
        </text:list-item>
        <text:list-item>
          <text:p text:style-name="P7">56 --&gt; <text:s/>"KEYCODE_PERIOD" </text:p>
        </text:list-item>
        <text:list-item>
          <text:p text:style-name="P7">57 --&gt; <text:s/>"KEYCODE_ALT_LEFT" </text:p>
        </text:list-item>
        <text:list-item>
          <text:p text:style-name="P7">58 --&gt; <text:s/>"KEYCODE_ALT_RIGHT" </text:p>
        </text:list-item>
        <text:list-item>
          <text:p text:style-name="P7">59 --&gt; <text:s/>"KEYCODE_SHIFT_LEFT" </text:p>
        </text:list-item>
        <text:list-item>
          <text:p text:style-name="P7">60 --&gt; <text:s/>"KEYCODE_SHIFT_RIGHT" </text:p>
        </text:list-item>
        <text:list-item>
          <text:p text:style-name="P7"><text:s text:c="10"/>61 --&gt; <text:s/>"KEYCODE_TAB" </text:p>
        </text:list-item>
        <text:list-item>
          <text:p text:style-name="P7"><text:s text:c="13"/>62 --&gt; <text:s/>"KEYCODE_SPACE" </text:p>
        </text:list-item>
        <text:list-item>
          <text:p text:style-name="P7"><text:s text:c="12"/>63 --&gt; <text:s/>"KEYCODE_SYM" </text:p>
        </text:list-item>
        <text:list-item>
          <text:p text:style-name="P7">64 --&gt; <text:s/>"KEYCODE_EXPLORER" </text:p>
        </text:list-item>
        <text:list-item>
          <text:p text:style-name="P7">65 --&gt; <text:s/>"KEYCODE_ENVELOPE" </text:p>
        </text:list-item>
        <text:list-item>
          <text:p text:style-name="P7">66 --&gt; <text:s/>"KEYCODE_ENTER" </text:p>
        </text:list-item>
        <text:list-item>
          <text:p text:style-name="P7">67 --&gt; <text:s/>"KEYCODE_DEL" </text:p>
        </text:list-item>
        <text:list-item>
          <text:p text:style-name="P7">68 --&gt; <text:s/>"KEYCODE_GRAVE" </text:p>
        </text:list-item>
        <text:list-item>
          <text:p text:style-name="P7">69 --&gt; <text:s/>"KEYCODE_MINUS" </text:p>
        </text:list-item>
        <text:list-item>
          <text:p text:style-name="P7">70 --&gt; <text:s/>"KEYCODE_EQUALS" </text:p>
        </text:list-item>
        <text:list-item>
          <text:p text:style-name="P7">71 --&gt; <text:s/>"KEYCODE_LEFT_BRACKET" </text:p>
        </text:list-item>
        <text:list-item>
          <text:p text:style-name="P7">72 --&gt; <text:s/>"KEYCODE_RIGHT_BRACKET" </text:p>
        </text:list-item>
        <text:list-item>
          <text:p text:style-name="P7">73 --&gt; <text:s/>"KEYCODE_BACKSLASH" </text:p>
        </text:list-item>
        <text:list-item>
          <text:p text:style-name="P7">74 --&gt; <text:s/>"KEYCODE_SEMICOLON" </text:p>
        </text:list-item>
        <text:list-item>
          <text:p text:style-name="P7">75 --&gt; <text:s/>"KEYCODE_APOSTROPHE" </text:p>
        </text:list-item>
        <text:list-item>
          <text:p text:style-name="P7">76 --&gt; <text:s/>"KEYCODE_SLASH" </text:p>
        </text:list-item>
        <text:list-item>
          <text:p text:style-name="P7">77 --&gt; <text:s/>"KEYCODE_AT" </text:p>
        </text:list-item>
        <text:list-item>
          <text:p text:style-name="P7">78 --&gt; <text:s/>"KEYCODE_NUM" </text:p>
        </text:list-item>
        <text:list-item>
          <text:p text:style-name="P7">79 --&gt; <text:s/>"KEYCODE_HEADSETHOOK" </text:p>
        </text:list-item>
        <text:list-item>
          <text:p text:style-name="P7">80 --&gt; <text:s/>"KEYCODE_FOCUS" </text:p>
        </text:list-item>
        <text:list-item>
          <text:p text:style-name="P7">81 --&gt; <text:s/>"KEYCODE_PLUS" </text:p>
        </text:list-item>
        <text:list-item>
          <text:p text:style-name="P7">82 --&gt; <text:s/>"KEYCODE_MENU" </text:p>
        </text:list-item>
        <text:list-item>
          <text:p text:style-name="P7">83 --&gt; <text:s/>"KEYCODE_NOTIFICATION" </text:p>
        </text:list-item>
        <text:list-item>
          <text:p text:style-name="P7">84 --&gt; <text:s/>"KEYCODE_SEARCH" </text:p>
        </text:list-item>
        <text:list-item>
          <text:p text:style-name="P7">85 --&gt; <text:s/>"KEYCODE_MEDIA_PLAY_PAUSE"</text:p>
        </text:list-item>
        <text:list-item>
          <text:p text:style-name="P7">86 --&gt; <text:s/>"KEYCODE_MEDIA_STOP"</text:p>
        </text:list-item>
        <text:list-item>
          <text:p text:style-name="P7"><text:soft-page-break/>87 --&gt; <text:s/>"KEYCODE_MEDIA_NEXT"</text:p>
        </text:list-item>
        <text:list-item>
          <text:p text:style-name="P7">88 --&gt; <text:s/>"KEYCODE_MEDIA_PREVIOUS"</text:p>
        </text:list-item>
        <text:list-item>
          <text:p text:style-name="P7">89 --&gt; <text:s/>"KEYCODE_MEDIA_REWIND"</text:p>
        </text:list-item>
        <text:list-item>
          <text:p text:style-name="P7">90 --&gt; <text:s/>"KEYCODE_MEDIA_FAST_FORWARD"</text:p>
        </text:list-item>
        <text:list-item>
          <text:p text:style-name="P7">91 --&gt; <text:s/>"KEYCODE_MUTE"</text:p>
        </text:list-item>
        <text:list-item>
          <text:p text:style-name="P7">92 --&gt; <text:s/>"KEYCODE_PAGE_UP"</text:p>
        </text:list-item>
        <text:list-item>
          <text:p text:style-name="P7">93 --&gt; <text:s/>"KEYCODE_PAGE_DOWN"</text:p>
        </text:list-item>
        <text:list-item>
          <text:p text:style-name="P7">94 --&gt; <text:s/>"KEYCODE_PICTSYMBOLS"</text:p>
          <text:p text:style-name="P7">...</text:p>
        </text:list-item>
        <text:list-item>
          <text:p text:style-name="P7">122 --&gt; <text:s/>"KEYCODE_MOVE_HOME"</text:p>
        </text:list-item>
        <text:list-item>
          <text:p text:style-name="P8">123 --&gt; <text:s/>"KEYCODE_MOVE_END"</text:p>
          <text:p text:style-name="P8">// <text:a xlink:type="simple" xlink:href="https://developer.android.com/reference/android/view/KeyEvent.html" text:style-name="Internet_20_link" text:visited-style-name="Visited_20_Internet_20_Link">https://developer.android.com/reference/android/view/KeyEvent.html</text:a></text:p>
          <text:p text:style-name="P9">In this we can use both keyevent number also keyevent <text:span text:style-name="T9">text </text:span><text:span text:style-name="T10">eg. “</text:span><text:span text:style-name="T11">Adb shell input keyevent KEYCODE_MEDIA_STOP</text:span><text:span text:style-name="T12">”</text:span></text:p>
          <text:p text:style-name="P12">Package info</text:p>
        </text:list-item>
        <text:list-item>
          <text:p text:style-name="P9">adb shell <text:span text:style-name="T13">pm </text:span>list packages (list package names)</text:p>
        </text:list-item>
        <text:list-item>
          <text:p text:style-name="P9">adb shell <text:span text:style-name="T13">pm </text:span>list packages -r (list package name + path to apks)</text:p>
        </text:list-item>
        <text:list-item>
          <text:p text:style-name="P9">adb shell <text:span text:style-name="T13">pm </text:span>list packages -3 (list third party package names)</text:p>
        </text:list-item>
        <text:list-item>
          <text:p text:style-name="P9">adb shell <text:span text:style-name="T13">pm </text:span>list packages -s (list only system packages)</text:p>
        </text:list-item>
        <text:list-item>
          <text:p text:style-name="P9">adb shell <text:span text:style-name="T13">pm </text:span>list packages -u (list package names + uninstalled)</text:p>
        </text:list-item>
        <text:list-item>
          <text:p text:style-name="P9">adb shell dumpsys package packages (list info on all apps)</text:p>
        </text:list-item>
        <text:list-item>
          <text:p text:style-name="P9">adb shell dump &lt;name&gt; (list info on one package)</text:p>
        </text:list-item>
        <text:list-item>
          <text:p text:style-name="P9">adb shell path &lt;package&gt; (path to the apk file)</text:p>
        </text:list-item>
        <text:list-item>
          <text:p text:style-name="P16">adb shell dumpsys -l <text:s/>//Currently running services</text:p>
        </text:list-item>
        <text:list-item>
          <text:p text:style-name="P17">adb shell sumpsys input <text:s/>//<text:span text:style-name="T14">provides system data for input components, such as touchscreens or built-in keyboards</text:span></text:p>
          <text:p text:style-name="P14">Configure Settings Commands</text:p>
        </text:list-item>
        <text:list-item>
          <text:p text:style-name="P17">adb shell dumpsys battery set level &lt;n&gt; (change the level from 0 to 100)</text:p>
        </text:list-item>
        <text:list-item>
          <text:p text:style-name="P17">adb shell dumpsys battery set status&lt;n&gt; (change the level to unknown, charging, discharging, not charging or full)</text:p>
        </text:list-item>
        <text:list-item>
          <text:p text:style-name="P17">adb shell dumpsys battery reset (reset the battery)</text:p>
        </text:list-item>
        <text:list-item>
          <text:p text:style-name="P17">adb shell dumpsys battery set usb &lt;n&gt; (change the status of USB connection. ON or OFF)</text:p>
        </text:list-item>
        <text:list-item>
          <text:p text:style-name="P17">adb shell wm size WxH (sets the resolution to WxH) // <text:span text:style-name="T15">OnePlus 6 WxH= </text:span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Noto Sans', 'Noto Sans JP', 'Noto Sans KR', 'Noto Naskh Arabic', 'Noto Sans Thai', 'Noto Sans Hebrew', 'Noto Sans Bengali'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6:08:49.381791440</meta:creation-date>
    <dc:date>2021-10-05T09:48:03.873872059</dc:date>
    <meta:editing-duration>PT3H59M21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4" meta:paragraph-count="161" meta:word-count="1065" meta:character-count="5985" meta:non-whitespace-character-count="5099"/>
  </office:meta>
</office:document-meta>
</file>